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4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68cm"/>
    </style:style>
    <style:style style:name="co4" style:family="table-column">
      <style:table-column-properties fo:break-before="auto" style:column-width="1.561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233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2.1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Asse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Último</text:p>
          </table:table-cell>
          <table:table-cell office:value-type="string" calcext:value-type="string">
            <text:p>Abertura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Mínimo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Negócios</text:p>
          </table:table-cell>
          <table:table-cell office:value-type="string" calcext:value-type="string">
            <text:p>Vencimento</text:p>
          </table:table-cell>
        </table:table-row>
        <table:table-row table:style-name="ro1">
          <table:table-cell office:value-type="string" calcext:value-type="string">
            <text:p>WDOX25</text:p>
          </table:table-cell>
          <table:table-cell table:formula="of:=DDE(&quot;profitchart&quot;; &quot;cot&quot;; &quot;WDOX25.DAT&quot;; 1)" office:value-type="float" office:value="45910" calcext:value-type="float">
            <text:p>45910</text:p>
          </table:table-cell>
          <table:table-cell table:formula="of:=DDE(&quot;profitchart&quot;; &quot;cot&quot;; &quot;WDOX25.HOR&quot;; 1)" office:value-type="float" office:value="0.472465277777778" calcext:value-type="float">
            <text:p>0,472465277777778</text:p>
          </table:table-cell>
          <table:table-cell table:formula="of:=DDE(&quot;profitchart&quot;; &quot;cot&quot;; &quot;WDOX25.ULT&quot;; 1)" office:value-type="string" office:string-value="5383,50" calcext:value-type="string">
            <text:p>5383,50</text:p>
          </table:table-cell>
          <table:table-cell table:formula="of:=DDE(&quot;profitchart&quot;; &quot;cot&quot;; &quot;WDOX25.ABE&quot;; 1)" office:value-type="string" office:string-value="5360,00" calcext:value-type="string">
            <text:p>5360,00</text:p>
          </table:table-cell>
          <table:table-cell table:formula="of:=DDE(&quot;profitchart&quot;; &quot;cot&quot;; &quot;WDOX25.MAX&quot;; 1)" office:value-type="string" office:string-value="5388,00" calcext:value-type="string">
            <text:p>5388,00</text:p>
          </table:table-cell>
          <table:table-cell table:formula="of:=DDE(&quot;profitchart&quot;; &quot;cot&quot;; &quot;WDOX25.MIN&quot;; 1)" office:value-type="string" office:string-value="5352,50" calcext:value-type="string">
            <text:p>5352,50</text:p>
          </table:table-cell>
          <table:table-cell table:formula="of:=DDE(&quot;profitchart&quot;; &quot;cot&quot;; &quot;WDOX25.PEX&quot;; 1)" office:value-type="string" office:string-value="0,00" calcext:value-type="string">
            <text:p>0,00</text:p>
          </table:table-cell>
          <table:table-cell table:formula="of:=DDE(&quot;profitchart&quot;; &quot;cot&quot;; &quot;WDOX25.NEG&quot;; 1)" office:value-type="string" office:string-value="335945,00" calcext:value-type="string">
            <text:p>335945,00</text:p>
          </table:table-cell>
          <table:table-cell table:formula="of:=DDE(&quot;profitchart&quot;; &quot;cot&quot;; &quot;WDOX25.VEN&quot;; 1)" office:value-type="float" office:value="45727" calcext:value-type="float">
            <text:p>45727</text:p>
          </table:table-cell>
        </table:table-row>
        <table:table-row table:style-name="ro1">
          <table:table-cell office:value-type="string" calcext:value-type="string">
            <text:p>PETR4</text:p>
          </table:table-cell>
          <table:table-cell table:formula="of:=DDE(&quot;profitchart&quot;; &quot;cot&quot;; &quot;PETR4.DAT&quot;; 1)" office:value-type="float" office:value="45910" calcext:value-type="float">
            <text:p>45910</text:p>
          </table:table-cell>
          <table:table-cell table:formula="of:=DDE(&quot;profitchart&quot;; &quot;cot&quot;; &quot;PETR4.HOR&quot;; 1)" office:value-type="float" office:value="0.472418981481482" calcext:value-type="float">
            <text:p>0,472418981481482</text:p>
          </table:table-cell>
          <table:table-cell table:formula="of:=DDE(&quot;profitchart&quot;; &quot;cot&quot;; &quot;PETR4.ULT&quot;; 1)" office:value-type="string" office:string-value="30,53" calcext:value-type="string">
            <text:p>30,53</text:p>
          </table:table-cell>
          <table:table-cell table:formula="of:=DDE(&quot;profitchart&quot;; &quot;cot&quot;; &quot;PETR4.ABE&quot;; 1)" office:value-type="string" office:string-value="30,66" calcext:value-type="string">
            <text:p>30,66</text:p>
          </table:table-cell>
          <table:table-cell table:formula="of:=DDE(&quot;profitchart&quot;; &quot;cot&quot;; &quot;PETR4.MAX&quot;; 1)" office:value-type="string" office:string-value="30,84" calcext:value-type="string">
            <text:p>30,84</text:p>
          </table:table-cell>
          <table:table-cell table:formula="of:=DDE(&quot;profitchart&quot;; &quot;cot&quot;; &quot;PETR4.MIN&quot;; 1)" office:value-type="string" office:string-value="30,47" calcext:value-type="string">
            <text:p>30,47</text:p>
          </table:table-cell>
          <table:table-cell table:formula="of:=DDE(&quot;profitchart&quot;; &quot;cot&quot;; &quot;PETR4.PEX&quot;; 1)" office:value-type="string" office:string-value="0,00" calcext:value-type="string">
            <text:p>0,00</text:p>
          </table:table-cell>
          <table:table-cell table:formula="of:=DDE(&quot;profitchart&quot;; &quot;cot&quot;; &quot;PETR4.NEG&quot;; 1)" office:value-type="string" office:string-value="5108,00" calcext:value-type="string">
            <text:p>5108,00</text:p>
          </table:table-cell>
          <table:table-cell table:formula="of:=DDE(&quot;profitchart&quot;; &quot;cot&quot;; &quot;PETR4.VEN&quot;; 1)" office:value-type="string" office:string-value="31/12/9999" calcext:value-type="string">
            <text:p>31/12/9999</text:p>
          </table:table-cell>
        </table:table-row>
      </table:table>
      <table:named-expressions/>
      <table:dde-links>
        <table:dde-link>
          <office:dde-source office:dde-application="profitchart" office:dde-topic="cot" office:dde-item="WDOX25.DAT" office:automatic-update="true" table:conversion-mode="into-english-number"/>
          <table:table>
            <table:table-column/>
            <table:table-row>
              <table:table-cell office:value-type="float" office:value="45910"/>
            </table:table-row>
          </table:table>
        </table:dde-link>
        <table:dde-link>
          <office:dde-source office:dde-application="profitchart" office:dde-topic="cot" office:dde-item="PETR4.DAT" office:automatic-update="true" table:conversion-mode="into-english-number"/>
          <table:table>
            <table:table-column/>
            <table:table-row>
              <table:table-cell office:value-type="float" office:value="45910"/>
            </table:table-row>
          </table:table>
        </table:dde-link>
        <table:dde-link>
          <office:dde-source office:dde-application="profitchart" office:dde-topic="cot" office:dde-item="WDOX25.HOR" office:automatic-update="true" table:conversion-mode="into-english-number"/>
          <table:table>
            <table:table-column/>
            <table:table-row>
              <table:table-cell office:value-type="float" office:value="0.472465277777778"/>
            </table:table-row>
          </table:table>
        </table:dde-link>
        <table:dde-link>
          <office:dde-source office:dde-application="profitchart" office:dde-topic="cot" office:dde-item="PETR4.HOR" office:automatic-update="true" table:conversion-mode="into-english-number"/>
          <table:table>
            <table:table-column/>
            <table:table-row>
              <table:table-cell office:value-type="float" office:value="0.472418981481482"/>
            </table:table-row>
          </table:table>
        </table:dde-link>
        <table:dde-link>
          <office:dde-source office:dde-application="profitchart" office:dde-topic="cot" office:dde-item="WDOX25.ULT" office:automatic-update="true" table:conversion-mode="into-english-number"/>
          <table:table>
            <table:table-column/>
            <table:table-row>
              <table:table-cell office:value-type="string" office:string-value="5383,50"/>
            </table:table-row>
          </table:table>
        </table:dde-link>
        <table:dde-link>
          <office:dde-source office:dde-application="profitchart" office:dde-topic="cot" office:dde-item="PETR4.ULT" office:automatic-update="true" table:conversion-mode="into-english-number"/>
          <table:table>
            <table:table-column/>
            <table:table-row>
              <table:table-cell office:value-type="string" office:string-value="30,53"/>
            </table:table-row>
          </table:table>
        </table:dde-link>
        <table:dde-link>
          <office:dde-source office:dde-application="profitchart" office:dde-topic="cot" office:dde-item="WDOX25.ABE" office:automatic-update="true" table:conversion-mode="into-english-number"/>
          <table:table>
            <table:table-column/>
            <table:table-row>
              <table:table-cell office:value-type="string" office:string-value="5360,00"/>
            </table:table-row>
          </table:table>
        </table:dde-link>
        <table:dde-link>
          <office:dde-source office:dde-application="profitchart" office:dde-topic="cot" office:dde-item="PETR4.ABE" office:automatic-update="true" table:conversion-mode="into-english-number"/>
          <table:table>
            <table:table-column/>
            <table:table-row>
              <table:table-cell office:value-type="string" office:string-value="30,66"/>
            </table:table-row>
          </table:table>
        </table:dde-link>
        <table:dde-link>
          <office:dde-source office:dde-application="profitchart" office:dde-topic="cot" office:dde-item="WDOX25.MAX" office:automatic-update="true" table:conversion-mode="into-english-number"/>
          <table:table>
            <table:table-column/>
            <table:table-row>
              <table:table-cell office:value-type="string" office:string-value="5388,00"/>
            </table:table-row>
          </table:table>
        </table:dde-link>
        <table:dde-link>
          <office:dde-source office:dde-application="profitchart" office:dde-topic="cot" office:dde-item="PETR4.MAX" office:automatic-update="true" table:conversion-mode="into-english-number"/>
          <table:table>
            <table:table-column/>
            <table:table-row>
              <table:table-cell office:value-type="string" office:string-value="30,84"/>
            </table:table-row>
          </table:table>
        </table:dde-link>
        <table:dde-link>
          <office:dde-source office:dde-application="profitchart" office:dde-topic="cot" office:dde-item="WDOX25.MIN" office:automatic-update="true" table:conversion-mode="into-english-number"/>
          <table:table>
            <table:table-column/>
            <table:table-row>
              <table:table-cell office:value-type="string" office:string-value="5352,50"/>
            </table:table-row>
          </table:table>
        </table:dde-link>
        <table:dde-link>
          <office:dde-source office:dde-application="profitchart" office:dde-topic="cot" office:dde-item="PETR4.MIN" office:automatic-update="true" table:conversion-mode="into-english-number"/>
          <table:table>
            <table:table-column/>
            <table:table-row>
              <table:table-cell office:value-type="string" office:string-value="30,47"/>
            </table:table-row>
          </table:table>
        </table:dde-link>
        <table:dde-link>
          <office:dde-source office:dde-application="profitchart" office:dde-topic="cot" office:dde-item="WDOX25.PEX" office:automatic-update="true" table:conversion-mode="into-english-number"/>
          <table:table>
            <table:table-column/>
            <table:table-row>
              <table:table-cell office:value-type="string" office:string-value="0,00"/>
            </table:table-row>
          </table:table>
        </table:dde-link>
        <table:dde-link>
          <office:dde-source office:dde-application="profitchart" office:dde-topic="cot" office:dde-item="PETR4.PEX" office:automatic-update="true" table:conversion-mode="into-english-number"/>
          <table:table>
            <table:table-column/>
            <table:table-row>
              <table:table-cell office:value-type="string" office:string-value="0,00"/>
            </table:table-row>
          </table:table>
        </table:dde-link>
        <table:dde-link>
          <office:dde-source office:dde-application="profitchart" office:dde-topic="cot" office:dde-item="WDOX25.NEG" office:automatic-update="true" table:conversion-mode="into-english-number"/>
          <table:table>
            <table:table-column/>
            <table:table-row>
              <table:table-cell office:value-type="string" office:string-value="335945,00"/>
            </table:table-row>
          </table:table>
        </table:dde-link>
        <table:dde-link>
          <office:dde-source office:dde-application="profitchart" office:dde-topic="cot" office:dde-item="PETR4.NEG" office:automatic-update="true" table:conversion-mode="into-english-number"/>
          <table:table>
            <table:table-column/>
            <table:table-row>
              <table:table-cell office:value-type="string" office:string-value="5108,00"/>
            </table:table-row>
          </table:table>
        </table:dde-link>
        <table:dde-link>
          <office:dde-source office:dde-application="profitchart" office:dde-topic="cot" office:dde-item="WDOX25.VEN" office:automatic-update="true" table:conversion-mode="into-english-number"/>
          <table:table>
            <table:table-column/>
            <table:table-row>
              <table:table-cell office:value-type="float" office:value="45727"/>
            </table:table-row>
          </table:table>
        </table:dde-link>
        <table:dde-link>
          <office:dde-source office:dde-application="profitchart" office:dde-topic="cot" office:dde-item="PETR4.VEN" office:automatic-update="true" table:conversion-mode="into-english-number"/>
          <table:table>
            <table:table-column/>
            <table:table-row>
              <table:table-cell office:value-type="string" office:string-value="31/12/9999"/>
            </table:table-row>
          </table:table>
        </table:dde-link>
      </table:dde-link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/00/0000</text:date>, <text:time style:data-style-name="N2" text:time-value="10:51:16.064667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9T10:48:22.794602400</meta:creation-date>
    <dc:date>2025-10-09T11:20:25.629103000</dc:date>
    <meta:editing-duration>PT21M32S</meta:editing-duration>
    <meta:editing-cycles>3</meta:editing-cycles>
    <meta:generator>LibreOffice/25.8.2.2$Windows_X86_64 LibreOffice_project/d401f2107ccab8f924a8e2df40f573aab7605b6f</meta:generator>
    <meta:document-statistic meta:table-count="1" meta:cell-count="30" meta:object-count="0"/>
  </office:meta>
</office:document-meta>
</file>